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1.15cm" fo:min-width="24.9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1.05cm" fo:min-width="4.7cm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1.05cm" fo:min-width="4.7cm"/>
    </style:style>
    <style:style style:name="gr4" style:family="graphic" style:parent-style-name="standard">
      <style:graphic-properties draw:fill-color="#fcd4d1" draw:textarea-horizontal-align="justify" draw:textarea-vertical-align="middle" draw:auto-grow-height="false" fo:min-height="1.05cm" fo:min-width="4.7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1.05cm" fo:min-width="4.7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dfcce4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5.4cm" svg:height="1.4cm" svg:x="2.1cm" svg:y="17.5cm">
          <text:p text:style-name="P1">LibreSSL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cm" svg:height="1.3cm" svg:x="8.75cm" svg:y="14.8cm">
          <text:p text:style-name="P1">crypto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2cm" svg:height="1.3cm" svg:x="2.1cm" svg:y="14.8cm">
          <text:p text:style-name="P1">apps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2cm" svg:height="1.3cm" svg:x="22.3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.2cm" svg:height="1.3cm" svg:x="15.65cm" svg:y="14.8cm">
          <text:p text:style-name="P1">includ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7cm" svg:y1="16.1cm" svg:x2="14.8cm" svg:y2="17.5cm" draw:start-shape="id1" draw:start-glue-point="2" draw:end-shape="id2" svg:d="M4700 16100v700h10100v700" svg:viewBox="0 0 10101 1401">
          <text:p/>
        </draw:connector>
        <draw:connector draw:style-name="gr6" draw:text-style-name="P1" draw:layer="layout" svg:x1="11.35cm" svg:y1="16.1cm" svg:x2="14.8cm" svg:y2="17.5cm" draw:start-shape="id3" draw:start-glue-point="2" draw:end-shape="id2" draw:end-glue-point="0" svg:d="M11350 16100v700h3450v700" svg:viewBox="0 0 3451 1401">
          <text:p/>
        </draw:connector>
        <draw:connector draw:style-name="gr6" draw:text-style-name="P1" draw:layer="layout" svg:x1="18.25cm" svg:y1="16.1cm" svg:x2="14.8cm" svg:y2="17.5cm" draw:start-shape="id4" draw:start-glue-point="2" draw:end-shape="id2" draw:end-glue-point="0" svg:d="M18250 16100v700h-3450v700" svg:viewBox="0 0 3451 1401">
          <text:p/>
        </draw:connector>
        <draw:connector draw:style-name="gr6" draw:text-style-name="P1" draw:layer="layout" svg:x1="24.9cm" svg:y1="16.1cm" svg:x2="14.8cm" svg:y2="17.5cm" draw:start-shape="id5" draw:end-shape="id2" svg:d="M24900 16100v700h-10100v700" svg:viewBox="0 0 101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09:12:16.305108216</meta:creation-date>
    <meta:generator>LibreOffice/6.0.7.3$Linux_X86_64 LibreOffice_project/00m0$Build-3</meta:generator>
    <dc:date>2019-04-29T09:20:51.863082340</dc:date>
    <meta:editing-duration>PT8M35S</meta:editing-duration>
    <meta:editing-cycles>2</meta:editing-cycles>
    <meta:document-statistic meta:object-count="9"/>
  </office:meta>
</office:document-meta>
</file>